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text-align="center" fo:text-indent="0cm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создание игры</text:span></text:p>
          </draw:text-box>
        </draw:frame>
        <draw:frame draw:style-name="gr5" draw:text-style-name="P5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startProgram()</text:p>
            </draw:text-box>
          </draw:frame>
        </draw:g>
        <draw:g>
          <draw:line draw:style-name="gr7" draw:text-style-name="P1" draw:layer="layout" svg:x1="4cm" svg:y1="12cm" svg:x2="17cm" svg:y2="12cm">
            <text:p text:style-name="P6"/>
          </draw:line>
          <draw:frame draw:style-name="gr8" draw:text-style-name="P6" draw:layer="layout" svg:width="13cm" svg:height="1.675cm" svg:x="4cm" svg:y="11cm">
            <draw:text-box>
              <text:p text:style-name="P2">chooseGameType(локальная/сетевая игра)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3cm" svg:height="1.25cm" svg:x="4cm" svg:y="14cm">
            <draw:text-box>
              <text:p text:style-name="P2">задание параметров</text:p>
            </draw:text-box>
          </draw:frame>
        </draw:g>
      </draw:page>
      <draw:page draw:name="page2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задать параметры</text:span></text:p>
          </draw:text-box>
        </draw:frame>
        <draw:frame draw:style-name="gr5" draw:text-style-name="P5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enterNumberOfPlayers(number)</text:p>
            </draw:text-box>
          </draw:frame>
        </draw:g>
        <draw:g>
          <draw:line draw:style-name="gr7" draw:text-style-name="P1" draw:layer="layout" svg:x1="4cm" svg:y1="12cm" svg:x2="17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enterPlayersName(name[])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4cm" svg:height="1.25cm" svg:x="3.5cm" svg:y="14cm">
            <draw:text-box>
              <text:p text:style-name="P2">chooseGameStructure(numberHoles,number)</text:p>
            </draw:text-box>
          </draw:frame>
        </draw:g>
        <draw:line draw:style-name="gr9" draw:text-style-name="P1" draw:layer="layout" svg:x1="17cm" svg:y1="17.5cm" svg:x2="4cm" svg:y2="17.5cm">
          <text:p text:style-name="P6"/>
        </draw:line>
        <draw:frame draw:style-name="gr8" draw:text-style-name="P6" draw:layer="layout" svg:width="13cm" svg:height="1.25cm" svg:x="4cm" svg:y="16.5cm">
          <draw:text-box>
            <text:p text:style-name="P2">выводит результаты жеребьевки</text:p>
          </draw:text-box>
        </draw:frame>
      </draw:page>
      <draw:page draw:name="page3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играть</text:span></text:p>
          </draw:text-box>
        </draw:frame>
        <draw:frame draw:style-name="gr5" draw:text-style-name="P7" draw:layer="layout" svg:width="5.5cm" svg:height="1.25cm" svg:x="1cm" svg:y="7cm">
          <draw:text-box>
            <text:p text:style-name="P2"><text:span text:style-name="T2">:Игрок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checkAbilityToTurn()</text:p>
            </draw:text-box>
          </draw:frame>
        </draw:g>
        <draw:g>
          <draw:line draw:style-name="gr9" draw:text-style-name="P1" draw:layer="layout" svg:x1="17cm" svg:y1="12cm" svg:x2="4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Система сообщает, что подошла очередь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3cm" svg:height="1.25cm" svg:x="4cm" svg:y="14cm">
            <draw:text-box>
              <text:p text:style-name="P2">throwChip(holeNumber)</text:p>
            </draw:text-box>
          </draw:frame>
        </draw:g>
        <draw:line draw:style-name="gr9" draw:text-style-name="P1" draw:layer="layout" svg:x1="17cm" svg:y1="17.5cm" svg:x2="4cm" svg:y2="17.5cm">
          <text:p text:style-name="P6"/>
        </draw:line>
        <draw:frame draw:style-name="gr8" draw:text-style-name="P6" draw:layer="layout" svg:width="13cm" svg:height="1.25cm" svg:x="4cm" svg:y="16.5cm">
          <draw:text-box>
            <text:p text:style-name="P2">отображает текущий статус</text:p>
          </draw:text-box>
        </draw:frame>
      </draw:page>
      <draw:page draw:name="page4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сохранение игры</text:span></text:p>
          </draw:text-box>
        </draw:frame>
        <draw:frame draw:style-name="gr5" draw:text-style-name="P7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chooseSaveGame()</text:p>
            </draw:text-box>
          </draw:frame>
        </draw:g>
        <draw:g>
          <draw:line draw:style-name="gr9" draw:text-style-name="P1" draw:layer="layout" svg:x1="17cm" svg:y1="12cm" svg:x2="4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Система спрашивает куда сохранить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3cm" svg:height="1.25cm" svg:x="4cm" svg:y="14cm">
            <draw:text-box>
              <text:p text:style-name="P2">enterFileName(path)</text:p>
            </draw:text-box>
          </draw:frame>
        </draw:g>
        <draw:line draw:style-name="gr9" draw:text-style-name="P1" draw:layer="layout" svg:x1="17cm" svg:y1="17.5cm" svg:x2="4cm" svg:y2="17.5cm">
          <text:p text:style-name="P6"/>
        </draw:line>
        <draw:frame draw:style-name="gr8" draw:text-style-name="P6" draw:layer="layout" svg:width="13cm" svg:height="1.25cm" svg:x="4cm" svg:y="16.5cm">
          <draw:text-box>
            <text:p text:style-name="P2">Информирует о удачном сохранении</text:p>
          </draw:text-box>
        </draw:frame>
      </draw:page>
      <draw:page draw:name="page5" draw:style-name="dp1" draw:master-page-name="Обычный">
        <office:forms form:automatic-focus="false" form:apply-design-mode="false"/>
        <draw:g>
          <draw:line draw:style-name="gr1" draw:text-style-name="P1" draw:layer="layout" svg:x1="1cm" svg:y1="4.636cm" svg:x2="3.5cm" svg:y2="4.636cm">
            <text:p text:style-name="P6"/>
          </draw:line>
          <draw:line draw:style-name="gr1" draw:text-style-name="P1" draw:layer="layout" svg:x1="2.223cm" svg:y1="4.136cm" svg:x2="2.223cm" svg:y2="6.019cm">
            <text:p text:style-name="P6"/>
          </draw:line>
          <draw:line draw:style-name="gr1" draw:text-style-name="P1" draw:layer="layout" svg:x1="2.23cm" svg:y1="6cm" svg:x2="1.23cm" svg:y2="7cm">
            <text:p text:style-name="P6"/>
          </draw:line>
          <draw:line draw:style-name="gr1" draw:text-style-name="P1" draw:layer="layout" svg:x1="3.23cm" svg:y1="7cm" svg:x2="2.23cm" svg:y2="6cm">
            <text:p text:style-name="P6"/>
          </draw:line>
          <draw:custom-shape draw:style-name="gr2" draw:text-style-name="P1" draw:layer="layout" svg:width="0.924cm" svg:height="0.812cm" svg:x="1.7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4.5cm" svg:height="2.5cm" svg:x="8.5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4.5cm" svg:y="1.5cm">
          <draw:text-box>
            <text:p text:style-name="P2"><text:span text:style-name="T1">Сценарий прецедента</text:span><text:span text:style-name="T1"><text:line-break/></text:span><text:span text:style-name="T1">подключние к игре</text:span></text:p>
          </draw:text-box>
        </draw:frame>
        <draw:frame draw:style-name="gr5" draw:text-style-name="P7" draw:layer="layout" svg:width="5.5cm" svg:height="1.25cm" svg:x="-0.5cm" svg:y="7cm">
          <draw:text-box>
            <text:p text:style-name="P2"><text:span text:style-name="T2">:Игрок</text:span></text:p>
          </draw:text-box>
        </draw:frame>
        <draw:line draw:style-name="gr6" draw:text-style-name="P1" draw:layer="layout" svg:x1="2.5cm" svg:y1="8cm" svg:x2="2.5cm" svg:y2="22.5cm">
          <text:p text:style-name="P6"/>
        </draw:line>
        <draw:line draw:style-name="gr6" draw:text-style-name="P1" draw:layer="layout" svg:x1="10.5cm" svg:y1="8cm" svg:x2="10.5cm" svg:y2="22.5cm">
          <text:p text:style-name="P6"/>
        </draw:line>
        <draw:g>
          <draw:line draw:style-name="gr7" draw:text-style-name="P1" draw:layer="layout" svg:x1="2.5cm" svg:y1="16.5cm" svg:x2="10.5cm" svg:y2="16.5cm">
            <text:p text:style-name="P6"/>
          </draw:line>
          <draw:frame draw:style-name="gr8" draw:text-style-name="P8" draw:layer="layout" svg:width="8cm" svg:height="1.25cm" svg:x="2.5cm" svg:y="15.5cm">
            <draw:text-box>
              <text:p text:style-name="P2"><text:span text:style-name="T3">enterNetAdress(netAdress)</text:span></text:p>
            </draw:text-box>
          </draw:frame>
        </draw:g>
        <draw:g>
          <draw:line draw:style-name="gr9" draw:text-style-name="P1" draw:layer="layout" svg:x1="19cm" svg:y1="20.011cm" svg:x2="10.5cm" svg:y2="20.011cm">
            <text:p text:style-name="P6"/>
          </draw:line>
          <draw:frame draw:style-name="gr8" draw:text-style-name="P8" draw:layer="layout" svg:width="8.5cm" svg:height="1.25cm" svg:x="10.5cm" svg:y="19cm">
            <draw:text-box>
              <text:p text:style-name="P2"><text:span text:style-name="T3">Устанавливается соединение</text:span></text:p>
            </draw:text-box>
          </draw:frame>
        </draw:g>
        <draw:g>
          <draw:line draw:style-name="gr7" draw:text-style-name="P1" draw:layer="layout" svg:x1="2.5cm" svg:y1="9.75cm" svg:x2="10.5cm" svg:y2="9.75cm">
            <text:p text:style-name="P6"/>
          </draw:line>
          <draw:frame draw:style-name="gr8" draw:text-style-name="P6" draw:layer="layout" svg:width="8cm" svg:height="1.25cm" svg:x="2.5cm" svg:y="8.75cm">
            <draw:text-box>
              <text:p text:style-name="P2">startProgram()</text:p>
            </draw:text-box>
          </draw:frame>
        </draw:g>
        <draw:g>
          <draw:line draw:style-name="gr7" draw:text-style-name="P1" draw:layer="layout" svg:x1="2.5cm" svg:y1="12.25cm" svg:x2="10.5cm" svg:y2="12.25cm">
            <text:p text:style-name="P6"/>
          </draw:line>
          <draw:frame draw:style-name="gr8" draw:text-style-name="P6" draw:layer="layout" svg:width="8cm" svg:height="1.25cm" svg:x="2.5cm" svg:y="11.25cm">
            <draw:text-box>
              <text:p text:style-name="P2">chooseNetGame()</text:p>
            </draw:text-box>
          </draw:frame>
        </draw:g>
        <draw:g>
          <draw:line draw:style-name="gr9" draw:text-style-name="P1" draw:layer="layout" svg:x1="10.5cm" svg:y1="14.5cm" svg:x2="2.5cm" svg:y2="14.5cm">
            <text:p text:style-name="P6"/>
          </draw:line>
          <draw:frame draw:style-name="gr8" draw:text-style-name="P8" draw:layer="layout" svg:width="8cm" svg:height="1.25cm" svg:x="2.5cm" svg:y="13.5cm">
            <draw:text-box>
              <text:p text:style-name="P2"><text:span text:style-name="T3">Запрос сетевого адреса машины</text:span></text:p>
            </draw:text-box>
          </draw:frame>
        </draw:g>
        <draw:custom-shape draw:style-name="gr3" draw:text-style-name="P3" draw:layer="layout" svg:width="4.5cm" svg:height="2.5cm" svg:x="15cm" svg:y="5cm">
          <text:p text:style-name="P2"><text:span text:style-name="T1">:Удаленная</text:span><text:span text:style-name="T1"><text:line-break/></text:span><text:span text:style-name="T1">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19cm" svg:y1="8cm" svg:x2="19cm" svg:y2="22.5cm">
          <text:p text:style-name="P6"/>
        </draw:line>
        <draw:g>
          <draw:line draw:style-name="gr7" draw:text-style-name="P1" draw:layer="layout" svg:x1="10.5cm" svg:y1="18.25cm" svg:x2="19cm" svg:y2="18.25cm">
            <text:p text:style-name="P6"/>
          </draw:line>
          <draw:frame draw:style-name="gr8" draw:text-style-name="P8" draw:layer="layout" svg:width="8.5cm" svg:height="1.25cm" svg:x="10.5cm" svg:y="17.25cm">
            <draw:text-box>
              <text:p text:style-name="P2"><text:span text:style-name="T3">connectRemoteComp()</text:span></text:p>
            </draw:text-box>
          </draw:frame>
        </draw:g>
        <draw:g>
          <draw:line draw:style-name="gr9" draw:text-style-name="P1" draw:layer="layout" svg:x1="10.5cm" svg:y1="21.261cm" svg:x2="2.5cm" svg:y2="21.261cm">
            <text:p text:style-name="P6"/>
          </draw:line>
          <draw:frame draw:style-name="gr8" draw:text-style-name="P8" draw:layer="layout" svg:width="8cm" svg:height="1.25cm" svg:x="2.5cm" svg:y="20.25cm">
            <draw:text-box>
              <text:p text:style-name="P2"><text:span text:style-name="T3">Информирование о том, что соединение установленно</text:span></text:p>
            </draw:text-box>
          </draw:frame>
        </draw:g>
      </draw:page>
      <draw:page draw:name="page6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восстановление игры</text:span></text:p>
          </draw:text-box>
        </draw:frame>
        <draw:frame draw:style-name="gr5" draw:text-style-name="P5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startProgram()</text:p>
            </draw:text-box>
          </draw:frame>
        </draw:g>
        <draw:g>
          <draw:line draw:style-name="gr7" draw:text-style-name="P1" draw:layer="layout" svg:x1="4cm" svg:y1="12cm" svg:x2="17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chooseRestoreGame()</text:p>
            </draw:text-box>
          </draw:frame>
        </draw:g>
        <draw:g>
          <draw:line draw:style-name="gr7" draw:text-style-name="P1" draw:layer="layout" svg:x1="4cm" svg:y1="16.75cm" svg:x2="17cm" svg:y2="16.75cm">
            <text:p text:style-name="P6"/>
          </draw:line>
          <draw:frame draw:style-name="gr8" draw:text-style-name="P6" draw:layer="layout" svg:width="13cm" svg:height="1.25cm" svg:x="4cm" svg:y="15.75cm">
            <draw:text-box>
              <text:p text:style-name="P2">enterFileName(path)</text:p>
            </draw:text-box>
          </draw:frame>
        </draw:g>
        <draw:g>
          <draw:line draw:style-name="gr9" draw:text-style-name="P1" draw:layer="layout" svg:x1="17cm" svg:y1="14.5cm" svg:x2="4cm" svg:y2="14.5cm">
            <text:p text:style-name="P6"/>
          </draw:line>
          <draw:frame draw:style-name="gr8" draw:text-style-name="P6" draw:layer="layout" svg:width="13cm" svg:height="1.25cm" svg:x="4cm" svg:y="13.5cm">
            <draw:text-box>
              <text:p text:style-name="P2">Система спрашивает путь к файлу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4-23T17:47:25</meta:creation-date>
    <dc:creator>Andrey Lysenko</dc:creator>
    <dc:date>2008-06-06T01:15:14</dc:date>
    <meta:editing-cycles>8</meta:editing-cycles>
    <meta:editing-duration>PT1H40M34S</meta:editing-duration>
    <meta:user-defined meta:name="Поле 1"/>
    <meta:user-defined meta:name="Поле 2"/>
    <meta:user-defined meta:name="Поле 3"/>
    <meta:user-defined meta:name="Поле 4"/>
    <meta:document-statistic meta:object-count="143"/>
  </office:meta>
</office:document-meta>
</file>